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solid" style:font-name="Times New Roman" style:text-underline-style="solid" style:text-underline-width="auto" style:text-underline-color="font-color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11" style:family="text">
      <style:text-properties style:text-line-through-style="none" style:font-name="Times New Roman" style:text-underline-style="none"/>
    </style:style>
    <style:style style:name="T12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3" style:family="text">
      <style:text-properties style:font-name="Times New Roman1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7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0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0, 1885</text:p>
      <text:p text:style-name="P5">Month<text:tab/><text:tab/><text:tab/><text:tab/><text:tab/><text:tab/>January</text:p>
      <text:p text:style-name="P5">Year<text:tab/><text:tab/><text:tab/><text:tab/><text:tab/><text:tab/>188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Alliance Isra<text:span text:style-name="T13">é</text:span><text:span text:style-name="T14">lite Universelle</text:span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7</text:p>
      <text:p text:style-name="P5">Number of Sheets<text:tab/><text:tab/><text:tab/><text:tab/>18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rtz Wessely, Moses Mendelssoh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re are two pages 1, 2, &amp; 3. <text:s/>The first set of pages 1-3 (labelled i, ii, and iii in this transcription) were introductory remarks that were left out in the "reprint" of Morais' sermon (pages 1-14)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Delivered at the N. Y./</text:p>
      <text:p text:style-name="P2">conference, January 20th(/)85/</text:p>
      <text:p text:style-name="P2"/>
      <text:p text:style-name="P3">[Page i]</text:p>
      <text:p text:style-name="P3">Brethren. <text:s/>As a Hebrew among a gathering of fel-/-low-believers, my presence in this <text:span text:style-name="T2">sacred</text:span><text:span text:style-name="T6"> building/ has no significance. <text:s/>As the exponent of a prin-/-ciple before a religious body, that bears the im-/-press of honorable age, my ascending this pulpit/ conveys a deep meaning. <text:s/>It tells my people,/ that a number of the faithful, whose record/ oepns the first pages of Jewish history in the/ empire state of America, are alive to the duty/ which the favored ones owe the unfortunates./ <text:s/>Far from rising upon the shoulders of the lofty in social-/</text:span><text:span text:style-name="T2">by lofty</text:span><text:span text:style-name="T6"> station, who gave origin to this congregation, and/ looking down from that height upon the lowly,/ the free and respected bend to hear the cry of/ brethren shackled and degraded by iniquity./ <text:s/>To solace grief and to deliver is the wish of/ this "remnant of Israel" </text:span><text:span text:style-name="T2">[Hebrew]</text:span><text:span text:style-name="T6">/ They that are called "</text:span><text:span text:style-name="T7">Shearith Israel</text:span><text:span text:style-name="T8">" will not/ do wrong," wrote a man whose pen was dipped/ in inspiration. <text:s/>It is because you design to do/ right, that you have now set for me a/</text:span></text:p>
      <text:p text:style-name="P3"><text:span text:style-name="T8"/></text:p>
      <text:p text:style-name="P3"><text:span text:style-name="T8">[Page ii]</text:span></text:p>
      <text:p text:style-name="P3"><text:span text:style-name="T8">conspicuous place in your assembly./ <text:s/>I have overcome a natural reluctance against/ venturing beyond </text:span><text:soft-page-break/><text:span text:style-name="T8">the immediate sphere of my/ </text:span><text:span text:style-name="T3">workings</text:span><text:span text:style-name="T8"> labors, and have accepted your invitation./ <text:s/>The thought that through my means you/ would assume the lead in a cooperative under-/-taking of philanthropy, inspired me with/ confidence./</text:span></text:p>
      <text:p text:style-name="P3"><text:span text:style-name="T8">I shall not be misunderstood, when I say that we, who are Sephardic by lineal descent/ or by adoption, must justify our pride in/ the pioneers of Judaism in this Western Con-/-tinent. <text:s/>The names of the estimable dead/ borne with a prayer upon the lips of the/ officiating minister on the holiest night/ of our year, will best be embalmed in our memory,/ by our reproducing deeds which recall the in-/-tegrity of merchants, the culture of individuals,/ the fidelity of Jews. <text:s/>Had we even/ </text:span><text:span text:style-name="T3">legitimate-</text:span><text:span text:style-name="T8"> reasons to claim superiority over the Ashkenazic/ branch of our people, we should not dare/ copy the Bordeaux Isarelites of last century./</text:span></text:p>
      <text:p text:style-name="P3"><text:span text:style-name="T8"/></text:p>
      <text:p text:style-name="P3"><text:span text:style-name="T8">[Page iii]</text:span></text:p>
      <text:p text:style-name="P3"><text:span text:style-name="T8">They blackened with an ineffaceable spot/ the </text:span><text:span text:style-name="T3">bright</text:span><text:span text:style-name="T8"> pages of an--otherwise--admirable book./ <text:s/>In the polemic volume credited to "certain/ Jews", but emanating chiefly from the distin-/-guished French Abbot Guen</text:span><text:span text:style-name="T9">é</text:span><text:span text:style-name="T11">c, the few ini-/-tial letters of a series, genuinely addressed by/ Portuguese Israelites to Voltaire, offend our sense/ of Hebrew solidarity. <text:s/>We cannot contemplate/ without blushing the odious line of demarcation/ drawn there by the writers, between Hebrews/ whose ancestors shed lustre on the Iberian pe-/-ninsula, and those who were reviled in Teutonic/ lands. <text:s/>We do glory in our prede-/-cessors who laid the foundation stone of Jewish/ progress, religious and beneficial, wherever they/ took up their abode, but our boast must be/ supported by the rank we shall have at-/-tained in all which leads to human eleva-/-tion. <text:s/>To that end we must vie with sister/ congregations. <text:s/>The opportunity is offered./ <text:s/>A society which has embodied the principle/ underlying our faith--a principle which/ has vitalized our existence--, the principle,/ I say, of a reciprocal striving after the/ common weal; the principle which our/ Sages have concisely taught in their ma-/-xim "Israelites are guarantees for one ano-/-ther", that society whose motto is the same/ Rabbinical </text:span><text:span text:style-name="T4">app</text:span><text:span text:style-name="T11"> aphorism </text:span><text:span text:style-name="T4">[Hebrew]</text:span><text:span text:style-name="T11">,/ seeks our countenances, our fraternal aid./</text:span></text:p>
      <text:p text:style-name="P3"><text:span text:style-name="T11"/></text:p>
      <text:p text:style-name="P3"><text:span text:style-name="T11">[Page 1]</text:span></text:p>
      <text:p text:style-name="P3"><text:span text:style-name="T11">([)Rev. Mr. Morais' introductory remarks referred/ to </text:span><text:span text:style-name="T4">a [?]</text:span><text:span text:style-name="T11"> another topic, and are therefore/ omitted in this reprint.(])/</text:span></text:p>
      <text:p text:style-name="P2"><text:span text:style-name="T11">* * * * * * */</text:span></text:p>
      <text:p text:style-name="P3"><text:span text:style-name="T11">Gentlemen. <text:s/>A few explanatory words will not/ be taken amiss. <text:s/>When I first read the circular/ inviting me to this Conference, I deemed my/ presence unnecessary. <text:s/>Having never har-/-bored </text:span><text:span text:style-name="T4">ill-will</text:span><text:span text:style-name="T11"> hatred against my fellow-man, whose/ views differ from mine, I thought it super-/-fluous to come here with no definite object,/ save to show signs of "brotherly feelings," by/ a friendly pressure of the hand. <text:s/>Hence, my/ original declination. <text:s/>Soon after, however,/ I reflected that though my presence was not/ in reality needed, my absence might be/ misconstrued. <text:s/>The community of our people/ would accept as a foregone conclusion, that per-/-sons of my turn of mind designedly keep aloof/ from others. <text:s/>My Philadelphia colleagues/ could clear me of that imputation, still, I/ fancied that I owed it to the cause lying near/ my heart to disprove the charge, by putting/ in an appearance. <text:s/>Accordingly, I resolved/ to come and listen./</text:span></text:p>
      <text:p text:style-name="P3"><text:span text:style-name="T11"/></text:p>
      <text:p text:style-name="P3"><text:span text:style-name="T11">[Page 2]</text:span></text:p>
      <text:p text:style-name="P3"><text:span text:style-name="T11">But subsequently to my having notified/ your Reverend secretary of my intention, he asked/ that I would prepare a paper and read it/ in your presence. <text:s/>I confess, I was disconcerted./ <text:s/>The rules which govern this body, and which/ were sent to me with the circular, sounded like/ a warning against touching upon a single point/ allusive, even remotely, to "Congregational autonomy,"/ and, as I understood that clause, it forbid</text:span><text:span text:style-name="T4">s</text:span><text:span text:style-name="T11"> my/ discussing questions which have set synagogues/ widely apart. <text:s/>I then asked myself: "Must/ I deal in glittering generalities, so as not to be/ taxed with intrusion?" <text:s/>In my </text:span><text:soft-page-break/><text:span text:style-name="T11">perplexity,/ I had recourse again to your Secretary, and learned/ that a number of practical subjects, which he/ kindly named, might meet with your acceptance./ <text:s/>I considered those topics well, but despite my/ endeavours to avoid whatever might clash with/ the Constitution of the "Jewish Ministers' Association,"/ my idiosyncracy[sic!]--so to term it--would cross/ out. <text:s/>To treat upon "the Hebrew-language,"/ or "the aspiration of the Hebrews" </text:span><text:span text:style-name="T4">and</text:span><text:span text:style-name="T11"> or any of the kindred/</text:span></text:p>
      <text:p text:style-name="P3"><text:span text:style-name="T11"/></text:p>
      <text:p text:style-name="P3"><text:span text:style-name="T11">[Page 3]</text:span></text:p>
      <text:p text:style-name="P3"><text:span text:style-name="T11">themes </text:span><text:span text:style-name="T4">as</text:span><text:span text:style-name="T11"> suggested, and not exhibit decided/ feelings relative to "Congregational Autonomy,"/ would have been to do my nature violence./ <text:s/>While I acknowledge myself beholden to your/ secretary for his courtesy, I nevertheless chose to prepare</text:span><text:span text:style-name="T4">d</text:span><text:span text:style-name="T11">/ a paper not savoring in the least of theology./</text:span></text:p>
      <text:p text:style-name="P3"><text:span text:style-name="T11"><text:tab/></text:span><text:span text:style-name="T12">The </text:span><text:span text:style-name="T5">Universal</text:span><text:span text:style-name="T12"> Alliance Isra</text:span><text:span text:style-name="T10">é</text:span><text:span text:style-name="T12">lite </text:span><text:span text:style-name="T5">Alliance</text:span><text:span text:style-name="T12"> Universelle</text:span><text:span text:style-name="T11">, has/ engaged my thoughts, and to my remarks con-/-cerning it, I crave your attention./</text:span></text:p>
      <text:p text:style-name="P3"><text:span text:style-name="T11">If there be one central point toward which all/ our views converge, it is that which looks to a/ systematic training of Jewish youths. <text:s/>By an/ error, which cannot be too deeply lamented, a/ Rabbinical sentence has been made a clog/ in the wheel of educational progress. <text:s/>The/ sentence which awards the highest merit to the/ stuy of the Talmud,--a pity saying which/ our incomparable Rashi elucidated--, has/ shrouded our schools in mental darkness./ <text:s/>Those who hear me have read the noble utterances/ of Hertz Wessely, the contemporary and coworker/ </text:span></text:p>
      <text:p text:style-name="P3"><text:span text:style-name="T11"/></text:p>
      <text:p text:style-name="P3"><text:span text:style-name="T11">[Page 4]</text:span></text:p>
      <text:p text:style-name="P3"><text:span text:style-name="T11">of Moses Mendelssohn. <text:s/>That </text:span><text:span text:style-name="T4">splendid</text:span><text:span text:style-name="T11"> ripe/ scholar complained of the </text:span><text:span text:style-name="T4">unmethodical</text:span><text:span text:style-name="T11"> rude method/ </text:span><text:span text:style-name="T4">course</text:span><text:span text:style-name="T11"> pursued then by teachers in Poland and/ Germany. <text:s/>A sensible familiarity with the/ Bible, which ought to lie at the basis of/ of[sic!] all Jewish learning, was discarded, and the/ minds of our children were befogged with hair-/splitting disputations on matters of no practical/ use. <text:s/>Imbued with the idea that to pore/ over the pages of the Babylonian </text:span><text:span text:style-name="T12">Gemara</text:span><text:span text:style-name="T11">, is/ most meritorious, our offspring ended in deeming/ every other study trifling in comparison with/ it. <text:s/>Thus a total neglect of secular knowledge,/ exposed us to contempt. <text:s/>Against a course so/ hurtful to our social elevation, Wessely re-/-monstrated, but the great Hebraist was partly/ mistaken, when he gave Israelites in African/ and Asiatic countries credit for a higher grade/ of culture. <text:s/>His misapprehension may have/ arisen from the circumstance that during his/ stay in Amsterdam, he met Oriental Jews, con-/-siderably versed in Holy Writ, and speaking a passably/</text:span></text:p>
      <text:p text:style-name="P3"><text:span text:style-name="T11"/></text:p>
      <text:p text:style-name="P3"><text:span text:style-name="T11">[Page 5]</text:span></text:p>
      <text:p text:style-name="P3"><text:span text:style-name="T11">good Spanish or Arabic. <text:s/>Had the whole-/souled Jew of Hamburg </text:span><text:span text:style-name="T4">travelled</text:span><text:span text:style-name="T11"> journeyed much fur-/ther south beyond the Netherlands, he would/ have been grieved to the core on seeing the/ glaringly defective manner of training our/ youths. <text:s/>Thus, by way of illustration, </text:span><text:span text:style-name="T4">our</text:span><text:span text:style-name="T11"> Hertz/ Wessely would have discovered how in the land/ where Rabbi Hushiel of the tenth century/ was Providentially taken, after having been cap-/-tured by pirates with his three famous fellow-tra-/-vellers[sic!]; how in the land where Hannanel, still more/ noted than his own father Hushiel, wrote learned com-/-ments; in the land, I say, which gave us a Ben Karish/ the philologist, a Chayny the grammarian, an/ Alfasi the theologian, our fellow-believers, are,/ as a body, devoid of even a purely correct under-/standing of the Scriptures. <text:s/>Doubtless, the crushing/ tyranny which unmans the Jew in the Barbary/ states, prevents him from detecting <text:s/>his own/ deffiecencies[sic!], but need I explain to my/ hearers to what extent that literary depression,/</text:span></text:p>
      <text:p text:style-name="P3"><text:span text:style-name="T11"/></text:p>
      <text:p text:style-name="P3"><text:span text:style-name="T11">[Page 6]</text:span></text:p>
      <text:p text:style-name="P3"><text:span text:style-name="T11">adds to a social and political oppression?/ <text:s/>"Under Edom and not under Ishmael," is a/ Rabbinical adage applicable to our down-trodden/ coreligionists in many a benighted Mohammedan/ region; yet, I firmly believe that the fetters which/ the gentle hands of a veritable philanthropist/ could not loosen, </text:span><text:soft-page-break/><text:span text:style-name="T11">will be </text:span><text:span text:style-name="T4">finally</text:span><text:span text:style-name="T11"> broken at length by the powerful/ agency of education./</text:span></text:p>
      <text:p text:style-name="P3"><text:span text:style-name="T11">To the </text:span><text:span text:style-name="T4">Universal</text:span><text:span text:style-name="T11"> </text:span><text:span text:style-name="T12">Alliance Isra</text:span><text:span text:style-name="T10">é</text:span><text:span text:style-name="T12">lite Universelle</text:span><text:span text:style-name="T11"> </text:span><text:span text:style-name="T4">Alliance</text:span><text:span text:style-name="T11"> is due the glory </text:span><text:span text:style-name="T4">is</text:span><text:span text:style-name="T11">/ </text:span><text:span text:style-name="T4">due</text:span><text:span text:style-name="T11"> of having bravely undertaken a herculean task./ <text:s/>Semipolitical in seeking to redress our wrongs--/the bitter injuries inflicted on our race; effectively/ beneficial in </text:span><text:span text:style-name="T4">lessing</text:span><text:span text:style-name="T11"> lessening Israel's </text:span><text:span text:style-name="T4">sorrows and</text:span><text:span text:style-name="T11"> suffering by/ </text:span><text:span text:style-name="T4">temporary</text:span><text:span text:style-name="T11"> timely relief, still, the chief and ever steady/ aim of that all-embracing association is the elevation/ of the coheirs of </text:span><text:span text:style-name="T4">our Divine</text:span><text:span text:style-name="T11"> the written and oral Law, by means of tea-/-chings that widen the range of thoughts, and create/ noble ambitions. <text:s/>The Alliance cannot say to/ our brethren, who are levelled[sic!] with the earth, "rise and/ strike for your rights"; but it does say to a people/ that walk in darkness, "I set a light before you, direct/ your vision to it and you will finally issue forth from/</text:span></text:p>
      <text:p text:style-name="P3"><text:span text:style-name="T11"/></text:p>
      <text:p text:style-name="P3"><text:span text:style-name="T11">[Page 7]</text:span></text:p>
      <text:p text:style-name="P3"><text:span text:style-name="T11">[Note: <text:s/>"</text:span><text:span text:style-name="T4">Morais</text:span><text:span text:style-name="T11">," and "Alliance 2" are written in pencil at the top of the page.]</text:span></text:p>
      <text:p text:style-name="P3"><text:span text:style-name="T11">your abject obscurity." <text:s/>To facilitate that happy/ result, men who feel and think have lent their/ far-reaching influence, and poured out gold without/ stint. <text:s/>It is not invidious to mention Baron/ De Hirsch, who, nine years ago, laid into the treasury/ of the Alliance one million francs to establish schools in the Orient, and who, </text:span><text:span text:style-name="T4">never has never</text:span><text:span text:style-name="T11"> since that/ period has never withheld his munificent gifts, dispensed/ by his </text:span><text:span text:style-name="T4">large</text:span><text:span text:style-name="T11">wide-hearted and almost ubiquitous almoner,/ Chevalier Veneziani. <text:s/>It is not invidious to single/ out that benefactor, because all will agree that/ his liberality is indeed </text:span><text:span text:style-name="T4">royally exceptionally but</text:span><text:span text:style-name="T11"> exceptionally royal./ <text:s/>But were it my purpose to praise Israelites who stood/ by the Alliance in its refirmatory work, who defend-/-ed it against aspersions, who gave it a name/ unparalleled in the annals of Jewish Charities, I/ could array in your presence a galaxy of distin-/-guished brethren in France, in Germany, in Italy,/ in Asia Minor, in many climes of the old world,/ so that you might remember them to do them/ honor. <text:s/>My aim is, however, merely to refer,/</text:span></text:p>
      <text:p text:style-name="P3"><text:span text:style-name="T11"/></text:p>
      <text:p text:style-name="P3"><text:span text:style-name="T11">[Page 8]</text:span></text:p>
      <text:p text:style-name="P3"><text:span text:style-name="T11">with a brevity </text:span><text:span text:style-name="T4">compatible with agreeable to</text:span><text:span text:style-name="T11"> compatible with the occasion,/ to the services which the Alliance has rendered/ the Jewish cause in the past, and the advantages/ which, under Providence, will flow </text:span><text:span text:style-name="T4">there</text:span><text:span text:style-name="T11">from it in/ the future./</text:span></text:p>
      <text:p text:style-name="P3"><text:span text:style-name="T11">The Association in </text:span><text:span text:style-name="T4">whose</text:span><text:span text:style-name="T11"> the interest of which I am privileged/ to address men, who can bring to bear upon it a/ mighty influence, has opened a channel through/ which the cries of the afflicted reach the ears/ of deliverers. <text:s/>I </text:span><text:span text:style-name="T4">do</text:span><text:span text:style-name="T11"> do not mean to detract from/ the </text:span><text:span text:style-name="T4">merits</text:span><text:span text:style-name="T11"> worth of the Board of Deputies in England, nor/ </text:span><text:span text:style-name="T4">nor from those of</text:span><text:span text:style-name="T11"> to disparage </text:span><text:span text:style-name="T4">the merits</text:span><text:span text:style-name="T11"> the Board of Delegates in Ame-/-rica. <text:s/>Those organizations did </text:span><text:span text:style-name="T4">measurably</text:span><text:span text:style-name="T11">/ help in a measure, but I venture to assert, without fear of/ contradiction, that to the representative body of Jews/ who met in Paris for the first time when stirred by the </text:span><text:span text:style-name="T4">Mortara</text:span><text:span text:style-name="T11"> heart-ren-/-</text:span><text:span text:style-name="T4">volting</text:span><text:span text:style-name="T11"> rending Mortara outrage </text:span><text:span text:style-name="T4">outrage</text:span><text:span text:style-name="T11">, vast superiority is due./ <text:s/></text:span><text:span text:style-name="T12">L'Alliance Isra</text:span><text:span text:style-name="T10">é</text:span><text:span text:style-name="T12">lite Universelle</text:span><text:span text:style-name="T11"> made the/ capital of France </text:span><text:span text:style-name="T4">in 1860</text:span><text:span text:style-name="T11"> two years after the horrid deed at Bologna, the </text:span><text:span text:style-name="T4">[?]</text:span><text:span text:style-name="T11"> depository of every/ day's history in the political and social life/ of scattered Israel. <text:s/>Those records are not placed/ there as curiosities, to be consulted by coming/</text:span></text:p>
      <text:p text:style-name="P3"><text:span text:style-name="T11"/></text:p>
      <text:p text:style-name="P3"><text:span text:style-name="T11">[Page 9]</text:span></text:p>
      <text:p text:style-name="P3"><text:span text:style-name="T11">archeologists. <text:s/>No: they have a speech/ commanding action, immediate, </text:span><text:span text:style-name="T4">and</text:span><text:span text:style-name="T11"> energetic./ <text:s/>A Russo-Turkish war spreads desolation/ among our people,--the Alliance in Paris/ hears the groans and hastens to the rescue./ <text:s/>A pestilence rages in Morocco,--the Alliance/ provides healing for the sick, food to stay/ off famine. <text:s/>Does a fire break out at Constan-/-tinople? <text:s/>The Alliance shelters the homeless./ <text:s/>Does the ferocious Bear at St Petersburg thrusts/ its </text:span><text:span text:style-name="T4">fang</text:span><text:span text:style-name="T11"> claws into the sides of powerless Jews?/ <text:s/>The alliance seeks protection for </text:span><text:span text:style-name="T4">those</text:span><text:span text:style-name="T11"> affrighted creatures who can/ hide away from the terrific talons. <text:s/>The/ Alliance remonstrates against the tyranny/ which robs the descendants of heros[sic!] and sages of/ human dignity. <text:s/>It sets forth their claims to the/ right of citizenship; it keeps the question of our/ emancipation in constant agitation, to the/ vexation of despots, but to the ultimate weal/ of down </text:span><text:soft-page-break/><text:span text:style-name="T11">trodden Hebrews./</text:span></text:p>
      <text:p text:style-name="P6"><text:span text:style-name="T15">But</text:span><text:span text:style-name="T11"> Still, education is the main</text:span><text:span text:style-name="T15">ly</text:span><text:span text:style-name="T11"> </text:span><text:span text:style-name="T15">the</text:span><text:span text:style-name="T11"> spring; the motive/</text:span></text:p>
      <text:p text:style-name="P6"><text:span text:style-name="T11"/></text:p>
      <text:p text:style-name="P6"><text:span text:style-name="T11">[Page 10]</text:span></text:p>
      <text:p text:style-name="P6"><text:span text:style-name="T11">power of the Alliance. <text:s/>For in an untram-/-melled system of instruction, it has discovered the/ lever of Jewish exaltation. <text:s/>Very nigh ten/ thousand are under its fostering care. <text:s/>When/ the boy who wears out his tender years in/ the wearisome and profitless exercise of learning/ how to sing a chapter of the Scriptures, shall/ have gained an insight into the Spirit of the/ Law, when the refining influences of a general/ knowledge shall have drawn him out of his/ narrow self into a newly generated being,/ his manhood will assert itself and compel/ respect. <text:s/>When the girl, </text:span><text:span text:style-name="T15">whose</text:span><text:span text:style-name="T11"> the summary/ of whose duties lies in entering a wedded life before/ she buds into womanhood--out of obedience to/ the unyeilding[sic!] will of unwise parents--, will have/ acquired a taste for reading, and the capacity to/ become self-dependent by dint of industry, then/ </text:span><text:span text:style-name="T15">the</text:span><text:span text:style-name="T11"> wives and mothers in our race, will fittingly/ occupy their God-appointed stations./ <text:s/>Without </text:span><text:span text:style-name="T15">overlooking</text:span><text:span text:style-name="T11"> closing its eyes against the misery </text:span><text:span text:style-name="T15">[?]</text:span><text:span text:style-name="T11"> always looming </text:span><text:span text:style-name="T15">high</text:span><text:span text:style-name="T11"> up in/ the Occident, the Alliance/ stretches its eager vision to the Orient./</text:span></text:p>
      <text:p text:style-name="P6"><text:span text:style-name="T11"/></text:p>
      <text:p text:style-name="P6"><text:span text:style-name="T11">[Page 11]</text:span></text:p>
      <text:p text:style-name="P6"><text:span text:style-name="T11">It commissions its apostles, and they go forth/ preaching education; they plant schools for/ males and females in countries where the Jew is the/ pariah of society, where with naked feet he/ must tread the ground owned by Islam, </text:span><text:span text:style-name="T15">where</text:span><text:span text:style-name="T11">/ with bleeding hands </text:span><text:span text:style-name="T15">he must</text:span><text:span text:style-name="T11"> perform the/ most menial and abhorrent offices. <text:s/>The/ Alliance urges the outcasts of our people to vin-/-dicate their characters from the charge of/ sloth by arming themselves with agricultural/ instruments, and furrowing the soil with sinewy/ vigour. <text:s/>The Alliance </text:span><text:span text:style-name="T15">encourages</text:span><text:span text:style-name="T11"> awakens love for mechanical/ arts, and rewards the endeavours of the la-/-borer, </text:span><text:span text:style-name="T15">to make him</text:span><text:span text:style-name="T11"> that he shall feel the truth enunciated/ by the Talmudists: "Great is work, for it/ honors him that does it"./</text:span></text:p>
      <text:p text:style-name="P6"><text:span text:style-name="T11">Has any of my hearers glanced over the semi-/-annual Bulletins of our all-comprehensive asso-/-ciation? <text:s/>He will have observed a heading, read-/-ing thus: "Gifts for the encouragement of Jewish/ science". <text:s/>The pen of the Scribe is made </text:span><text:span text:style-name="T15">to</text:span><text:span text:style-name="T11"> to flow/</text:span></text:p>
      <text:p text:style-name="P6"><text:span text:style-name="T11"/></text:p>
      <text:p text:style-name="P6"><text:span text:style-name="T11">[Page 12]</text:span></text:p>
      <text:p text:style-name="P6"><text:span text:style-name="T11">by the quickening impulse of the Alliance./ <text:s/>Benamosegh in his theology, Graetz in/ his history, Neubauer in his researches,/ Berliner in his painstaking exertions--now/ to accurately represent the language of our/ Rashi, anon that of our Onkelos-; all of/ them, and like them many illustrious writers/ who strive to resuscitate our literature, find/ in the Alliance countenance and support./ <text:s/>Hence, </text:span><text:span text:style-name="T15">it has rallied round its banner</text:span><text:span text:style-name="T11"> round the banner it has unfurled, </text:span><text:span text:style-name="T15">they rallied</text:span><text:span text:style-name="T11"> the think-/-ers in Israel have rallied; </text:span><text:span text:style-name="T15">the</text:span><text:span text:style-name="T11"> the public spirited of our fellow-believers in numerous/ communities of the old world, </text:span><text:span text:style-name="T15">up</text:span><text:span text:style-name="T11">hold it high. <text:s/>America/ has stood aloof. <text:s/></text:span><text:span text:style-name="T15">The</text:span><text:span text:style-name="T11"> Only spasmodically does/ the quarter of a </text:span><text:span text:style-name="T15">century</text:span><text:span text:style-name="T11"> million of her Jewish inhabit-/-ants show evidences of appreciation towards an/ organization signally grand; and whereas active/ cooperation in its </text:span><text:span text:style-name="T15">behalf</text:span><text:span text:style-name="T11"> interest ought to be cease-/-lessly exhibited through the length and breadth/ of this favored land, </text:span><text:span text:style-name="T15">now</text:span><text:span text:style-name="T11"> we look in vain </text:span><text:span text:style-name="T15">outside</text:span><text:span text:style-name="T11"> beyond/ </text:span><text:span text:style-name="T15">of Pennsylvania a few scattered cities very</text:span><text:span text:style-name="T11"> the limits of four or five cities for a branch of that asso-/-ciation./</text:span></text:p>
      <text:p text:style-name="P6"><text:span text:style-name="T11"/></text:p>
      <text:p text:style-name="P6"><text:span text:style-name="T11">[Page 13]</text:span></text:p>
      <text:p text:style-name="P6"><text:span text:style-name="T11">From Paris a voice </text:span><text:span text:style-name="T15">has spoken</text:span><text:span text:style-name="T11"> speaks now </text:span><text:span text:style-name="T15">fraternally beseechingly</text:span><text:span text:style-name="T11"> yearningly. <text:s/>It asks/ </text:span><text:span text:style-name="T15">us fraternally to</text:span><text:span text:style-name="T11"> that we will </text:span><text:span text:style-name="T15">beseemingly fraternally</text:span><text:span text:style-name="T11"> celebrate a memorable oc-/-casion </text:span><text:span text:style-name="T15">fraternally</text:span><text:span text:style-name="T11"> in fraternal accord of sentiments. <text:s/>The day eternized in our history/ by an unlooked for Divine salvation, </text:span><text:span text:style-name="T15">will</text:span><text:span text:style-name="T11"> must see/ Jews </text:span><text:span text:style-name="T15">gathered</text:span><text:span text:style-name="T11"> in near and distant </text:span><text:span text:style-name="T15">different</text:span><text:span text:style-name="T11"> climes </text:span><text:span text:style-name="T15">in the interest</text:span><text:span text:style-name="T11"> gathered to honor/ </text:span><text:span text:style-name="T15">of</text:span><text:span text:style-name="T11"> an organization frequent with blessings </text:span><text:span text:style-name="T15">to</text:span><text:span text:style-name="T11"> to/ our suffering brethren. <text:s/>On Purim, the twenty/ fifth anniversary of </text:span><text:span text:style-name="T15">its existence will</text:span><text:span text:style-name="T11"> the Alliance shall be appro-/priately remembered. <text:s/>The conference which/ has this day </text:span><text:soft-page-break/><text:span text:style-name="T11">brought together </text:span><text:span text:style-name="T15">the</text:span><text:span text:style-name="T11"> a choice</text:span><text:span text:style-name="T15">st</text:span><text:span text:style-name="T11">/ representation of God's people in the new world,/ </text:span><text:span text:style-name="T15">the</text:span><text:span text:style-name="T11"> choice</text:span><text:span text:style-name="T15">st</text:span><text:span text:style-name="T11">, because it has learning and expe-/-rience, choice, because it can weild[sic!] the might-/-iest influence for good, even your first conference,/ Reverend gentlemen, will have marked out an/ era in Judaism, if each clerical attendant/ determines to arouse the sympathies of his/ constituents in behalf of a glorious cause./ <text:s/>I plead for it in all earnestness. <text:s/>In the/ name of Albert </text:span><text:span text:style-name="T15">Rosen</text:span><text:span text:style-name="T11"> Cohn, of Salomon/ Munk, of Adolph Cremieux; in the name/</text:span></text:p>
      <text:p text:style-name="P6"><text:span text:style-name="T11"/></text:p>
      <text:p text:style-name="P6"><text:span text:style-name="T11">[Page 14]</text:span></text:p>
      <text:p text:style-name="P6"><text:span text:style-name="T11">of the illustrious dead, and of the/ living philanthropists whose spirits </text:span><text:span text:style-name="T15">sup-</text:span><text:span text:style-name="T11"> sus-/</text:span><text:span text:style-name="T15">-port</text:span><text:span text:style-name="T11"> -tain our all embracing organization, I commend/ to your wise consideration the </text:span><text:span text:style-name="T12">Alliance Isra</text:span><text:span text:style-name="T10">é</text:span><text:span text:style-name="T11">/ </text:span><text:span text:style-name="T12">-lite Universelle</text:span><text:span text:style-name="T11">./</text:span></text:p>
      <text:p text:style-name="P6"><text:span text:style-name="T11"/></text:p>
      <text:p text:style-name="P6"><text:span text:style-name="T11">[Page 14, verso]</text:span></text:p>
      <text:p text:style-name="P6"><text:span text:style-name="T11">Rev Henry S./ Jacobs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2T11:55:18.46</meta:creation-date>
    <dc:date>2012-08-02T14:35:31.22</dc:date>
    <dc:creator>Penn Libraries</dc:creator>
    <meta:editing-duration>PT00H05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7" meta:paragraph-count="110" meta:word-count="3077" meta:character-count="19446"/>
  </office:meta>
</office:document-meta>
</file>